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ee3b" officeooo:paragraph-rsid="000cee3b"/>
    </style:style>
    <style:style style:name="P2" style:family="paragraph" style:parent-style-name="Standard">
      <style:text-properties officeooo:rsid="000e43fe" officeooo:paragraph-rsid="000e43fe"/>
    </style:style>
    <style:style style:name="P3" style:family="paragraph" style:parent-style-name="Standard" style:list-style-name="L1">
      <style:text-properties officeooo:rsid="000cee3b" officeooo:paragraph-rsid="000cee3b"/>
    </style:style>
    <style:style style:name="P4" style:family="paragraph" style:parent-style-name="Standard">
      <style:text-properties officeooo:rsid="000cee3b" officeooo:paragraph-rsid="000cee3b"/>
    </style:style>
    <style:style style:name="P5" style:family="paragraph" style:parent-style-name="Standard" style:list-style-name="L1">
      <style:text-properties officeooo:rsid="000e43fe" officeooo:paragraph-rsid="000e43fe"/>
    </style:style>
    <style:style style:name="P6" style:family="paragraph" style:parent-style-name="Standard">
      <style:text-properties officeooo:rsid="000f3dec" officeooo:paragraph-rsid="000f3de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0e43fe" officeooo:paragraph-rsid="000cee3b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e43fe" officeooo:paragraph-rsid="000cee3b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063cc" officeooo:paragraph-rsid="001063c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y Hegeland</text:p>
      <text:p text:style-name="P1">Programming Languages</text:p>
      <text:p text:style-name="P1">02/09/14</text:p>
      <text:p text:style-name="P1">Dr. Merkel</text:p>
      <text:p text:style-name="P1"/>
      <text:p text:style-name="P1"/>
      <text:p text:style-name="P6">#include &lt;stdio.h&gt;</text:p>
      <text:p text:style-name="P6"></text:p>
      <text:p text:style-name="P6">// 3.1 (a)</text:p>
      <text:p text:style-name="P6">double power(double a, int b){</text:p>
      <text:p text:style-name="P6"><text:tab/>if(b &lt;= 0){ return 1; }</text:p>
      <text:p text:style-name="P6"><text:tab/>else{ return a * power(a,b-1); }</text:p>
      <text:p text:style-name="P6">}</text:p>
      <text:p text:style-name="P6"></text:p>
      <text:p text:style-name="P6">// 3.1 (b)</text:p>
      <text:p text:style-name="P6">double power_tail(double a, int b, double so_far){</text:p>
      <text:p text:style-name="P6"><text:tab/>if(b &lt;= 0){ return so_far; }</text:p>
      <text:p text:style-name="P6"><text:tab/>else{ return power_tail(a,b-1,so_far*a); }</text:p>
      <text:p text:style-name="P6">}</text:p>
      <text:p text:style-name="P6"></text:p>
      <text:p text:style-name="P6">// 3.2 </text:p>
      <text:p text:style-name="P6">int readMax(int cur){</text:p>
      <text:p text:style-name="P6"><text:tab/>int max = cur, x;</text:p>
      <text:p text:style-name="P6"><text:tab/>scanf("%d", &amp;x);</text:p>
      <text:p text:style-name="P6"><text:tab/>if(x != 0){</text:p>
      <text:p text:style-name="P6"><text:tab/><text:tab/>if(x &gt; max){ return readMax(x); }</text:p>
      <text:p text:style-name="P6"><text:tab/><text:tab/>else{ return readMax(max); }</text:p>
      <text:p text:style-name="P6"><text:tab/>}</text:p>
      <text:p text:style-name="P6"><text:tab/>else{ return max; }</text:p>
      <text:p text:style-name="P6">}</text:p>
      <text:p text:style-name="P6"><text:tab/><text:tab/></text:p>
      <text:p text:style-name="P6"><text:tab/><text:tab/></text:p>
      <text:p text:style-name="P6"></text:p>
      <text:p text:style-name="P6">int main(void){</text:p>
      <text:p text:style-name="P6"><text:tab/>printf("%f\n", power(5,3));</text:p>
      <text:p text:style-name="P6"><text:tab/>printf("%f\n", power_tail(5,3,1));</text:p>
      <text:p text:style-name="P6"><text:tab/>printf("%d\n", readMax(0));</text:p>
      <text:p text:style-name="P6">}</text:p>
      <text:p text:style-name="P1"/>
      <text:p text:style-name="P1">3.5) Which of the following functions are referentially transparent? Explain your reasoning.</text:p>
      <text:list xml:id="list6482030638391811615" text:style-name="L1">
        <text:list-item>
          <text:p text:style-name="P3">The factorial function</text:p>
        </text:list-item>
      </text:list>
      <text:p text:style-name="P2"><text:tab/>This is referentially transparent. We only need to know the number to find the factorial of it.</text:p>
      <text:list xml:id="list193739302779532" text:continue-numbering="true" text:style-name="L1">
        <text:list-item>
          <text:p text:style-name="P3">A function that returns a number from the keyboard.</text:p>
          <text:p text:style-name="P5">This is not referentially transparent, since it depends on the state (what the user enters).</text:p>
        </text:list-item>
        <text:list-item>
          <text:p text:style-name="P3">A function p that counts the number of times it is called.</text:p>
        </text:list-item>
      </text:list>
      <text:p text:style-name="P7">This is not referentially transparent, since we must keep track of how many times the function was called prior to a call to the function.</text:p>
      <text:p text:style-name="P7"/>
      <text:p text:style-name="P8"/>
      <text:p text:style-name="P9"><text:soft-page-break/>#lang scheme</text:p>
      <text:p text:style-name="P9">;3.8 (a)</text:p>
      <text:p text:style-name="P9">; Find the length of an arbitrary list using tail recursion</text:p>
      <text:p text:style-name="P9">(define (length list)</text:p>
      <text:p text:style-name="P9"><text:s text:c="2"/>(length-tail list 0))</text:p>
      <text:p text:style-name="P9"/>
      <text:p text:style-name="P9">(define (length-tail list count)</text:p>
      <text:p text:style-name="P9"><text:s text:c="2"/>(if (null? list)</text:p>
      <text:p text:style-name="P9"><text:s text:c="6"/>count</text:p>
      <text:p text:style-name="P9"><text:s text:c="6"/>(length-tail (cdr list) (+ count 1))))</text:p>
      <text:p text:style-name="P9"/>
      <text:p text:style-name="P9">;(length (list 1 2 3 4 5 6 7))</text:p>
      <text:p text:style-name="P9"/>
      <text:p text:style-name="P9">; 3.8 (b)</text:p>
      <text:p text:style-name="P9">(define (find-min list min)</text:p>
      <text:p text:style-name="P9"><text:s text:c="2"/>(if (null? list) </text:p>
      <text:p text:style-name="P9"><text:s text:c="6"/>min</text:p>
      <text:p text:style-name="P9"><text:s text:c="6"/>(if (&lt; (car list) min)</text:p>
      <text:p text:style-name="P9"><text:s text:c="10"/>(find-min (cdr list) (car list))</text:p>
      <text:p text:style-name="P9"><text:s text:c="10"/>(find-min (cdr list) min))))</text:p>
      <text:p text:style-name="P9"/>
      <text:p text:style-name="P9">(define (find-max list max)</text:p>
      <text:p text:style-name="P9"><text:s text:c="2"/>(if (null? list)</text:p>
      <text:p text:style-name="P9"><text:s text:c="6"/>max</text:p>
      <text:p text:style-name="P9"><text:s text:c="6"/>(if (&gt; (car list) max)</text:p>
      <text:p text:style-name="P9"><text:s text:c="10"/>(find-max (cdr list) (car list))</text:p>
      <text:p text:style-name="P9"><text:s text:c="10"/>(find-max (cdr list) max))))</text:p>
      <text:p text:style-name="P9"/>
      <text:p text:style-name="P9">(define (find-max-min list)</text:p>
      <text:p text:style-name="P9"><text:s text:c="2"/>(cons (find-min list (car list))</text:p>
      <text:p text:style-name="P9"><text:s text:c="8"/>(find-max list (car list))))</text:p>
      <text:p text:style-name="P9"/>
      <text:p text:style-name="P9">;(find-max-min (list 10 54 13 45 14 643 74 23))</text:p>
      <text:p text:style-name="P9"/>
      <text:p text:style-name="P9">; 3.8 (c)</text:p>
      <text:p text:style-name="P9">(define (read-list)</text:p>
      <text:p text:style-name="P9"><text:s text:c="2"/>(let ((x (string-&gt;number (read-line))))</text:p>
      <text:p text:style-name="P9"><text:s text:c="4"/>(if (= x 0)</text:p>
      <text:p text:style-name="P9"><text:s text:c="8"/>null</text:p>
      <text:p text:style-name="P9"><text:s text:c="8"/>(cons x (read-list)))))</text:p>
      <text:p text:style-name="P9"/>
      <text:p text:style-name="P9">;(read-list)</text:p>
      <text:p text:style-name="P9"/>
      <text:p text:style-name="P9">; 3.8 (d)</text:p>
      <text:p text:style-name="P9">(define (find-max-min-input)</text:p>
      <text:p text:style-name="P9"><text:s text:c="2"/>(find-max-min (read-list)))</text:p>
      <text:p text:style-name="P9">;(find-max-min-input)</text:p>
      <text:p text:style-name="P9"/>
      <text:p text:style-name="P9"/>
      <text:p text:style-name="P9"><text:soft-page-break/></text:p>
      <text:p text:style-name="P9">; 3.8 (e)</text:p>
      <text:p text:style-name="P9">;; quicksort : list -&gt; list</text:p>
      <text:p text:style-name="P9">; pseudo code:</text:p>
      <text:p text:style-name="P9">; if list.size = 1 or list==null, return it</text:p>
      <text:p text:style-name="P9">; find pivot</text:p>
      <text:p text:style-name="P9">; combine (quicksort front), pivot el, (quicksort back)</text:p>
      <text:p text:style-name="P9">(define (quicksort lst)</text:p>
      <text:p text:style-name="P9"><text:s text:c="2"/>;; pivot : int, list, list, list -&gt; list, list</text:p>
      <text:p text:style-name="P9"><text:s text:c="2"/>(define (pivot piv plst front back)</text:p>
      <text:p text:style-name="P9"><text:s text:c="4"/>(cond ((null? plst) (cons front back))</text:p>
      <text:p text:style-name="P9"><text:s text:c="10"/>((&lt; (car plst) piv)</text:p>
      <text:p text:style-name="P9"><text:s text:c="11"/>(pivot piv (cdr plst) (cons (car plst) front) back))</text:p>
      <text:p text:style-name="P9"><text:s text:c="10"/>(else</text:p>
      <text:p text:style-name="P9"><text:s text:c="11"/>(pivot piv (cdr plst) front (cons (car plst) back)))))</text:p>
      <text:p text:style-name="P9"><text:s text:c="2"/>;; combine : int, list, list, acc -&gt; list</text:p>
      <text:p text:style-name="P9"><text:s text:c="2"/>;; we are assuming each el in front &lt; el in back</text:p>
      <text:p text:style-name="P9"><text:s text:c="2"/>(define (combine piv front back)</text:p>
      <text:p text:style-name="P9"><text:s text:c="4"/>(if (null? front)</text:p>
      <text:p text:style-name="P9"><text:s text:c="8"/>(cons piv back)</text:p>
      <text:p text:style-name="P9"><text:s text:c="8"/>(cons (car front)</text:p>
      <text:p text:style-name="P9"><text:s text:c="14"/>(combine piv (cdr front) back))))</text:p>
      <text:p text:style-name="P9"><text:s text:c="2"/>(if (or (null? lst) (null? (cdr lst)))</text:p>
      <text:p text:style-name="P9"><text:s text:c="6"/>lst</text:p>
      <text:p text:style-name="P9"><text:s text:c="6"/>((lambda (x)</text:p>
      <text:p text:style-name="P9"><text:s text:c="9"/>(combine (car lst)</text:p>
      <text:p text:style-name="P9"><text:s text:c="18"/>(quicksort (car x))</text:p>
      <text:p text:style-name="P9"><text:s text:c="18"/>(quicksort (cdr x))))</text:p>
      <text:p text:style-name="P9"><text:s text:c="7"/>(pivot (car lst) (cdr lst) '() '()))))</text:p>
      <text:p text:style-name="P9">(quicksort (list 54 87 514 574 154 78 32 65 98 151 25 63 48596 25 31))</text:p>
      <text:p text:style-name="P9"><text:s text:c="8"/></text:p>
      <text:p text:style-name="P9"/>
      <text:p text:style-name="P9">; 3.8 (f)</text:p>
      <text:p text:style-name="P9">;; split(list)</text:p>
      <text:p text:style-name="P9">;; return a 2-tuple with the halves of the list in it</text:p>
      <text:p text:style-name="P9">; find list length - this is fine since it is O(n) &lt; O(log n)</text:p>
      <text:p text:style-name="P9">; build first half, return rest</text:p>
      <text:p text:style-name="P9">(define (split lst)</text:p>
      <text:p text:style-name="P9"><text:s text:c="2"/>(define (split-list lst n cur front)</text:p>
      <text:p text:style-name="P9"><text:s text:c="4"/>(if (&gt;= cur n)</text:p>
      <text:p text:style-name="P9"><text:s text:c="8"/>(cons front lst)</text:p>
      <text:p text:style-name="P9"><text:s text:c="8"/>(split-list (cdr lst) n (+ cur 1) (cons (car lst) front))))</text:p>
      <text:p text:style-name="P9"><text:s text:c="2"/>(split-list lst (/ (length lst) 2) 0 '()))</text:p>
      <text:p text:style-name="P9">;(split (list 14 7 1 2 1))</text:p>
      <text:p text:style-name="P9"/>
      <text:p text:style-name="P9">;; mergelist : list,list -&gt; list</text:p>
      <text:p text:style-name="P9">; Given two sorted lists, merge them</text:p>
      <text:p text:style-name="P9">(define (mergelist front back)</text:p>
      <text:p text:style-name="P9"><text:s text:c="2"/>(cond ((null? front) back)</text:p>
      <text:p text:style-name="P9"><text:soft-page-break/><text:s text:c="8"/>((null? back) front)</text:p>
      <text:p text:style-name="P9"><text:s text:c="8"/>;; if the first el in front &gt; first el in back</text:p>
      <text:p text:style-name="P9"><text:s text:c="8"/>;; put el from back into the list</text:p>
      <text:p text:style-name="P9"><text:s text:c="8"/>((&gt; (car front) (car back))</text:p>
      <text:p text:style-name="P9"><text:s text:c="9"/>(cons (car back)</text:p>
      <text:p text:style-name="P9"><text:s text:c="15"/>(mergelist front (cdr back))))</text:p>
      <text:p text:style-name="P9"><text:s text:c="8"/>;; otherwise put the first el in front into the list</text:p>
      <text:p text:style-name="P9"><text:s text:c="8"/>(else </text:p>
      <text:p text:style-name="P9"><text:s text:c="9"/>(cons (car front)</text:p>
      <text:p text:style-name="P9"><text:s text:c="15"/>(mergelist (cdr front) back)))))</text:p>
      <text:p text:style-name="P9">;(mergelist (list 1 12 17 20 22) (list 1 3 8 10 17 19 20))</text:p>
      <text:p text:style-name="P9">;(1,2,3,4,5,6)</text:p>
      <text:p text:style-name="P9"/>
      <text:p text:style-name="P9">;; merge sort</text:p>
      <text:p text:style-name="P9">;; high level design (pseudo-code version)</text:p>
      <text:p text:style-name="P9">; mergesort(list)</text:p>
      <text:p text:style-name="P9">; if the list is small, return it</text:p>
      <text:p text:style-name="P9">; split the list in half</text:p>
      <text:p text:style-name="P9">; merge the two lists</text:p>
      <text:p text:style-name="P9">(define (mergesort lst)</text:p>
      <text:p text:style-name="P9"><text:s text:c="2"/>(cond ((null? lst) '())</text:p>
      <text:p text:style-name="P9"><text:s text:c="8"/>((= (length lst) 1) lst)</text:p>
      <text:p text:style-name="P9"><text:s text:c="8"/>(else</text:p>
      <text:p text:style-name="P9"><text:s text:c="9"/>((lambda (x)</text:p>
      <text:p text:style-name="P9"><text:s text:c="12"/>(mergelist (mergesort (car x))</text:p>
      <text:p text:style-name="P9"><text:s text:c="23"/>(mergesort (cdr x))))</text:p>
      <text:p text:style-name="P9"><text:s text:c="9"/>(split lst)))))</text:p>
      <text:p text:style-name="P9"/>
      <text:p text:style-name="P9">(mergesort (list 76 67 9 587 7 5 87 65 8 54 8))</text:p>
      <text:p text:style-name="P9"/>
      <text:p text:style-name="P9"/>
      <text:p text:style-name="P9"><text:s text:c="2"/></text:p>
      <text:p text:style-name="P9">; <text:s/>(let ((x (/ (length lst) 2)))</text:p>
      <text:p text:style-name="P9">; <text:s text:c="3"/>(display x)))</text:p>
      <text:p text:style-name="P9">;(split (list 1 2 3 4))</text:p>
      <text:p text:style-name="P9"/>
      <text:p text:style-name="P9">; 3.8 (g)</text:p>
      <text:p text:style-name="P9">(define (is-pyth a b c)</text:p>
      <text:p text:style-name="P9"><text:s text:c="2"/>(if (= (+ (* a a) (* b b)) (* c c))</text:p>
      <text:p text:style-name="P9"><text:s text:c="6"/>true</text:p>
      <text:p text:style-name="P9"><text:s text:c="6"/>false))</text:p>
      <text:p text:style-name="P9"/>
      <text:p text:style-name="P9">(define (display-triple a b c)</text:p>
      <text:p text:style-name="P9"><text:s text:c="2"/>(display a)</text:p>
      <text:p text:style-name="P9"><text:s text:c="2"/>(display ", ")</text:p>
      <text:p text:style-name="P9"><text:s text:c="2"/>(display b)</text:p>
      <text:p text:style-name="P9"><text:s text:c="2"/>(display ", ")</text:p>
      <text:p text:style-name="P9"><text:s text:c="2"/>(display c)</text:p>
      <text:p text:style-name="P9"><text:s text:c="2"/>(newline))</text:p>
      <text:p text:style-name="P9"><text:soft-page-break/></text:p>
      <text:p text:style-name="P9">;; (1,1,1),(1,1,2),(1,1,3),(1,1,4),...,(1,1,n)</text:p>
      <text:p text:style-name="P9">;; (1,2,2),(1,2,3),(1,2,4),(1,2,5),...,(1,2,n)</text:p>
      <text:p text:style-name="P9">;; ...</text:p>
      <text:p text:style-name="P9">;; (1,n n)</text:p>
      <text:p text:style-name="P9">;; (2,2,2),(2,2,3),(2,2,4),...,(2,2,n)</text:p>
      <text:p text:style-name="P9">;; (2,3,3),(2,3,4),(2,3,5),...,(2,3,n)</text:p>
      <text:p text:style-name="P9">(define (get-pythagorean n)</text:p>
      <text:p text:style-name="P9"><text:s text:c="2"/>;; loop a from 1 to n</text:p>
      <text:p text:style-name="P9"><text:s text:c="2"/>(do ((a 1 (+ a 1)))</text:p>
      <text:p text:style-name="P9"><text:s text:c="4"/>((&gt; a n))</text:p>
      <text:p text:style-name="P9"><text:s text:c="4"/>;; loop from a to n</text:p>
      <text:p text:style-name="P9"><text:s text:c="4"/>(do ((b a (+ b 1)))</text:p>
      <text:p text:style-name="P9"><text:s text:c="6"/>((&gt; b n))</text:p>
      <text:p text:style-name="P9"><text:s text:c="6"/>;; loop from b to n</text:p>
      <text:p text:style-name="P9"><text:s text:c="6"/>(do ((c b (+ c 1)))</text:p>
      <text:p text:style-name="P9"><text:s text:c="8"/>((&gt; c n))</text:p>
      <text:p text:style-name="P9"><text:s text:c="8"/>;; if a^2+b^2=c^2, print (a,b,c)</text:p>
      <text:p text:style-name="P9"><text:s text:c="8"/>(when (is-pyth a b c)</text:p>
      <text:p text:style-name="P9"><text:s text:c="10"/>(display-triple a b c))))))</text:p>
      <text:p text:style-name="P9"><text:s text:c="2"/></text:p>
      <text:p text:style-name="P9">(get-pythagorean 35)</text:p>
      <text:p text:style-name="P9">;(is-pyth 3 4 5)</text:p>
      <text:p text:style-name="P9"><text:s text:c="8"/></text:p>
      <text:p text:style-name="P9"><text:s text:c="2"/></text:p>
      <text:p text:style-name="P9">; 3.8 (h)</text:p>
      <text:p text:style-name="P9">(define (twice f)</text:p>
      <text:p text:style-name="P9"><text:s text:c="2"/>(lambda (x)</text:p>
      <text:p text:style-name="P9"><text:s text:c="4"/>(f (f x))))</text:p>
      <text:p text:style-name="P9"/>
      <text:p text:style-name="P9">(define (square x) (* x x))</text:p>
      <text:p text:style-name="P9">;; computes the number x^4</text:p>
      <text:p text:style-name="P9">;((twice(twice square)) 3)</text:p>
      <text:p text:style-name="P9"/>
      <text:p text:style-name="P9">; 3.8 (i)</text:p>
      <text:p text:style-name="P9">(define (inc_n x)</text:p>
      <text:p text:style-name="P9"><text:s text:c="2"/>(lambda (y)</text:p>
      <text:p text:style-name="P9"><text:s text:c="4"/>(+ x y)))</text:p>
      <text:p text:style-name="P9">;((inc_n -2) 3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y </meta:initial-creator>
    <meta:creation-date>2014-02-09T21:01:59.876580227</meta:creation-date>
    <dc:date>2014-02-12T19:37:38.154347985</dc:date>
    <dc:creator>kenny </dc:creator>
    <meta:editing-duration>PT40M12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5" meta:paragraph-count="206" meta:word-count="904" meta:character-count="5570" meta:non-whitespace-character-count="4210"/>
  </office:meta>
</office:document-meta>
</file>